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keep-together="true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keep-together="true" fo:keep-together="auto"/>
    </style:style>
    <style:style style:name="Table1.6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/>
    </style:style>
    <style:style style:name="P8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0" style:family="paragraph" style:parent-style-name="UC_5f_NormalAzul">
      <style:paragraph-properties style:snap-to-layout-grid="false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2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paragraph-properties style:snap-to-layout-grid="false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9" style:family="paragraph" style:parent-style-name="Standard" style:list-style-name="L3">
      <style:paragraph-properties style:snap-to-layout-grid="false"/>
      <style:text-properties fo:color="#000000"/>
    </style:style>
    <style:style style:name="P20" style:family="paragraph" style:parent-style-name="Standard" style:list-style-name="L3">
      <style:paragraph-properties style:snap-to-layout-grid="false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3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4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5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6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7" style:family="text">
      <style:text-properties fo:language="es" fo:country="ES" style:language-complex="ar" style:country-complex="SA"/>
    </style:style>
    <style:style style:name="T18" style:family="text">
      <style:text-properties fo:language="es" fo:country="ES" fo:font-weight="bold" style:font-weight-asian="bold" style:language-complex="ar" style:country-complex="SA" style:font-weight-complex="bold"/>
    </style:style>
    <style:style style:name="T19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Quitar</text:span><text:span text:style-name="UC_5f_NormalAzul_20_Car"><text:span text:style-name="T7"> ítem de LB</text:span></text:span></text:p>
          </table:table-cell>
          <table:table-cell table:style-name="Tabla1.B1" office:value-type="string">
            <text:p text:style-name="P4">Nro. de Caso de Uso:</text:p>
            <text:p text:style-name="P9">SGC-GDC-01-03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Quitar ítems de una LB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/text:p>
            <text:list xml:id="list41583873" text:style-name="L1">
              <text:list-item>
                <text:p text:style-name="P15"><text:span text:style-name="UC_5f_NormalAzul_20_Car"><text:span text:style-name="T7">El usuario debe haber iniciado sesión.</text:span></text:span></text:p>
              </text:list-item>
              <text:list-item>
                <text:p text:style-name="P15"><text:span text:style-name="UC_5f_NormalAzul_20_Car"><text:span text:style-name="T7">El usuario debe ser Líder de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El ítem es quitado de la línea base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list xml:id="list41560037" text:style-name="L2">
              <text:list-item>
                <text:p text:style-name="P17">Selecciona una fase del proyecto previamente elegido.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4" office:value-type="string">
            <text:list xml:id="list41691262" text:continue-numbering="true" text:style-name="L2">
              <text:list-item>
                <text:p text:style-name="P17">Selecciona una LB de la fase.</text:p>
              </text:list-item>
            </text:list>
          </table:table-cell>
          <table:table-cell table:style-name="Table1.B4" office:value-type="string">
            <text:p text:style-name="P2"/>
          </table:table-cell>
        </table:table-row>
        <table:table-row table:style-name="Table1.5">
          <table:table-cell table:style-name="Table1.A4" office:value-type="string">
            <text:list xml:id="list41686381" text:continue-numbering="true" text:style-name="L2">
              <text:list-item>
                <text:p text:style-name="P17">Realiza una <text:span text:style-name="T2">búsqueda de ítem</text:span> (ir al Caso de Uso <text:span text:style-name="T11">SGC-DES-02-06</text:span>).</text:p>
              </text:list-item>
            </text:list>
          </table:table-cell>
          <table:table-cell table:style-name="Table1.B4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list xml:id="list41714993" text:continue-numbering="true" text:style-name="L2">
              <text:list-item>
                <text:p text:style-name="P18">Selecciona un ítem del listado.</text:p>
              </text:list-item>
            </text:list>
          </table:table-cell>
          <table:table-cell table:style-name="Table1.A1" office:value-type="string">
            <text:p text:style-name="P7"/>
          </table:table-cell>
        </table:table-row>
        <table:table-row table:style-name="Table1.6">
          <table:table-cell table:style-name="Table1.A4" office:value-type="string">
            <text:list xml:id="list41707302" text:continue-numbering="true" text:style-name="L2">
              <text:list-item>
                <text:p text:style-name="P16">El usuario selecciona el botón “Quitar ítem”.</text:p>
              </text:list-item>
            </text:list>
          </table:table-cell>
          <table:table-cell table:style-name="Table1.B4" office:value-type="string">
            <text:p text:style-name="P8"/>
          </table:table-cell>
        </table:table-row>
        <table:table-row table:style-name="Table1.6">
          <table:table-cell table:style-name="Table1.A4" office:value-type="string">
            <text:p text:style-name="P13"/>
          </table:table-cell>
          <table:table-cell table:style-name="Table1.B4" office:value-type="string">
            <text:list xml:id="list41553991" text:style-name="L3">
              <text:list-item>
                <text:p text:style-name="P19">Despliega un mensaje de des-asignación exitosa del ítem a la LB.</text:p>
              </text:list-item>
            </text:list>
          </table:table-cell>
        </table:table-row>
        <table:table-row table:style-name="Table1.6">
          <table:table-cell table:style-name="Table1.A4" office:value-type="string">
            <text:p text:style-name="P13"/>
          </table:table-cell>
          <table:table-cell table:style-name="Table1.B4" office:value-type="string">
            <text:list xml:id="list41709244" text:continue-numbering="true" text:style-name="L3">
              <text:list-item>
                <text:p text:style-name="P20"><text:span text:style-name="T17">Se redirige al Caso de Uso </text:span><text:span text:style-name="T18">Administración de línea base</text:span><text:span text:style-name="T17"> (ir al Caso de Uso </text:span><text:span text:style-name="T13">SGC-GDC-01</text:span><text:span text:style-name="T17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1">A1- No</text:p>
            <text:p text:style-name="P12"><text:span text:style-name="Default_20_Paragraph_20_Font"><text:span text:style-name="T19">Si antes del paso 5 el usuario oprime el botón “Cancelar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><text:span text:style-name="T14">4.1-Error de conexión con la base de datos. </text:span><text:span text:style-name="T15">Se redirige al Caso de Uso </text:span><text:span text:style-name="T16">Administración de línea base</text:span><text:span text:style-name="T15"> (ir al Caso de Uso </text:span><text:span text:style-name="T12">SGC-GDC-01</text:span><text:span text:style-name="T15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/><text:span text:style-name="T11">SGC-DES-02-06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1">SGC-GDC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3</meta:editing-cycles>
    <meta:editing-duration>PT6H30M18S</meta:editing-duration>
    <dc:date>2014-03-16T21:54:51.39</dc:date>
    <meta:generator>LibreOffice/3.5$Windows_x86 LibreOffice_project/7e68ba2-a744ebf-1f241b7-c506db1-7d53735</meta:generator>
    <meta:document-statistic meta:table-count="5" meta:image-count="0" meta:object-count="0" meta:page-count="1" meta:paragraph-count="30" meta:word-count="207" meta:character-count="851" meta:non-whitespace-character-count="1048"/>
  </office:meta>
</office:document-meta>
</file>